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<text:s text:c="2"/>ASP .NET / JSP / NODE JS</text:span></text:p>
      <text:p text:style-name="P1"><text:span text:style-name="T1">2. Bunlding (modules / webpack)</text:span></text:p>
      <text:p text:style-name="P1"><text:span text:style-name="T1">3. Package Manager (bower)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